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94e" officeooo:paragraph-rsid="0015694e"/>
    </style:style>
    <style:style style:name="P2" style:family="paragraph" style:parent-style-name="Standard">
      <style:text-properties officeooo:rsid="0015694e" officeooo:paragraph-rsid="0016a00e"/>
    </style:style>
    <style:style style:name="P3" style:family="paragraph" style:parent-style-name="Standard">
      <style:text-properties officeooo:rsid="0016a00e" officeooo:paragraph-rsid="0016a00e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7a911" officeooo:paragraph-rsid="0017a911" style:font-weight-asian="bold" style:font-weight-complex="bold"/>
    </style:style>
    <style:style style:name="T1" style:family="text">
      <style:text-properties officeooo:rsid="0016a00e"/>
    </style:style>
    <style:style style:name="T2" style:family="text">
      <style:text-properties officeooo:rsid="0017a9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easurements </text:p>
      <text:p text:style-name="P1"/>
      <text:p text:style-name="P1">Shoulder measurements - </text:p>
      <text:p text:style-name="P1"/>
      <text:p text:style-name="P1">Bust - </text:p>
      <text:p text:style-name="P1"/>
      <text:p text:style-name="P1">natural waist measurements - </text:p>
      <text:p text:style-name="P1"/>
      <text:p text:style-name="P1">hip measurements - </text:p>
      <text:p text:style-name="P1"/>
      <text:p text:style-name="P1"><text:s/></text:p>
      <text:p text:style-name="P4">Body types </text:p>
      <text:p text:style-name="P1"/>
      <text:p text:style-name="P1">Inverted triangle – Shoulder measurement greater than hip measurement by &gt;=2 inches</text:p>
      <text:p text:style-name="P1"><text:tab/><text:tab/> <text:s text:c="6"/>or, bust measurement greater than hip measurement by &gt;=4 inches</text:p>
      <text:p text:style-name="P1"/>
      <text:p text:style-name="P2">Triangle – <text:span text:style-name="T1">Hip</text:span> measurement greater than <text:span text:style-name="T1">shoulder</text:span> measurement by &gt;=2 inches</text:p>
      <text:p text:style-name="P2"><text:tab/> <text:s text:c="5"/>or, <text:span text:style-name="T1">hip</text:span> measurement greater than <text:span text:style-name="T1">bust</text:span> measurement by &gt;=4 inches</text:p>
      <text:p text:style-name="P2"/>
      <text:p text:style-name="P3">Circle – Waist measurement greater than shoulder, hips and bust by 2 or more inches.</text:p>
      <text:p text:style-name="P3"/>
      <text:p text:style-name="P3">Rectangle – Waist, shoulder, hips and bust nearly of same measurements.</text:p>
      <text:p text:style-name="P3"/>
      <text:p text:style-name="P3">Hourglass – <text:span text:style-name="T2">Shoulder, bust and hips nearly same – well defined waist in 8 or more inches.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18:50:44.284610219</meta:creation-date>
    <dc:date>2021-04-01T19:28:31.099575637</dc:date>
    <meta:editing-duration>PT7M19S</meta:editing-duration>
    <meta:editing-cycles>1</meta:editing-cycles>
    <meta:document-statistic meta:table-count="0" meta:image-count="0" meta:object-count="0" meta:page-count="1" meta:paragraph-count="14" meta:word-count="95" meta:character-count="647" meta:non-whitespace-character-count="536"/>
    <meta:generator>LibreOffice/6.4.6.2$Linux_X86_64 LibreOffice_project/40$Build-2</meta:generator>
  </office:meta>
</office:document-meta>
</file>